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monospac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bbfab6"/>
    </style:style>
    <style:style style:name="P3" style:family="paragraph" style:parent-style-name="Standard">
      <style:text-properties style:font-name="Liberation Serif" officeooo:paragraph-rsid="00bc1506"/>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bbfab6"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bc1506"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bc289c"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bc664b"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27, fig.width=16}</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 &amp; dimensionality redu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ComBat\nPCA\nUMAP",</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differential expression\npathway enrichment\nontology enrichment",.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 <text:s text:c="22"/>batch_correction = batch_correction,</text:span></text:span></text:p>
      <text:p text:style-name="P1"><text:span text:style-name="Source_20_Text"><text:span text:style-name="T1"># <text:s text:c="22"/>dim_red = dim_red,</text:span></text:span></text:p>
      <text:p text:style-name="P1"><text:span text:style-name="Source_20_Text"><text:span text:style-name="T1"><text:s text:c="23"/>out = 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oft-page-break/><text:span text:style-name="Source_20_Text"><text:span text:style-name="T1">vert$files &lt;- NULL</text:span></text:span></text:p>
      <text:p text:style-name="P1"><text:span text:style-name="Source_20_Text"><text:span text:style-name="T1"/></text:span></text:p>
      <text:p text:style-name="P1"><text:span text:style-name="Source_20_Text"><text:span text:style-name="T1">output &lt;- alignVertical(reference = vert$out,</text:span></text:span></text:p>
      <text:p text:style-name="P1"><text:span text:style-name="Source_20_Text"><text:span text:style-name="T1"><text:s text:c="22"/>stat_module, batch_correction) %&gt;%</text:span></text:span></text:p>
      <text:p text:style-name="P1"><text:span text:style-name="Source_20_Text"><text:span text:style-name="T1"><text:s text:c="2"/>spreadHorizontal()</text:span></text:span></text:p>
      <text:p text:style-name="P1"><text:span text:style-name="Source_20_Text"><text:span text:style-name="T1">vert$out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im_red &lt;- moveBox(dim_red,</text:span></text:span></text:p>
      <text:p text:style-name="P1"><text:span text:style-name="Source_20_Text"><text:span text:style-name="T1"># <text:s text:c="19"/>x = coords(output[[2]])$x,</text:span></text:span></text:p>
      <text:p text:style-name="P1"><text:span text:style-name="Source_20_Text"><text:span text:style-name="T1"># <text:s text:c="19"/>y = 0)</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8,</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 dim_red_actions &lt;- moveBox(dim_red_actions,</text:span></text:span></text:p>
      <text:p text:style-name="P1"><text:span text:style-name="Source_20_Text"><text:span text:style-name="T1"># <text:s text:c="20"/>x = (coords(dim_red)$x -.5),</text:span></text:span></text:p>
      <text:p text:style-name="P1"><text:span text:style-name="Source_20_Text"><text:span text:style-name="T1"># <text:s text:c="20"/>y = coords(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2,</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oft-page-break/><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output[[1]], type = "N")</text:span></text:span></text:p>
      <text:p text:style-name="P1"><text:span text:style-name="Source_20_Text"><text:span text:style-name="T1">connectGrob(vert$missing_value_handling, output[[2]], type = "N")</text:span></text:span></text:p>
      <text:p text:style-name="P1"><text:span text:style-name="Source_20_Text"><text:span text:style-name="T1"/></text:span></text:p>
      <text:p text:style-name="P1"><text:span text:style-name="Source_20_Text"><text:span text:style-name="T1">connectGrob(output[[2]], batch_correction_opts, type = "N", arrow_obj = arrow(angle=0), subelmnt = "r")</text:span></text:span></text:p>
      <text:p text:style-name="P1"><text:span text:style-name="Source_20_Text"><text:span text:style-name="T1"/></text:span></text:p>
      <text:p text:style-name="P1"><text:span text:style-name="Source_20_Text"><text:span text:style-name="T1"># 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output</text:span></text:span></text:p>
      <text:p text:style-name="P1"><text:span text:style-name="Source_20_Text"><text:span text:style-name="T1"># dim_red</text:span></text:span></text:p>
      <text:p text:style-name="P1"><text:span text:style-name="Source_20_Text"><text:span text:style-name="T1"># 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oft-page-break/><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oft-page-break/><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oft-page-break/><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oft-page-break/><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oft-page-break/><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text:span></text:span><text:soft-page-break/><text:span text:style-name="Source_20_Text"><text:span text:style-name="T1">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text:span></text:span><text:soft-page-break/><text:span text:style-name="Source_20_Text"><text:span text:style-name="T1">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influenced by several factors, such as sample processing, the technician, manufacturer and production of the device, the reagents etc., working in multiple batches introduces further variance in the protein data. This variance would overshadow the biological differences across sample types when performing dimensionality reduction. A common misconception in biology is, that batches need to be corrected before differential expression analysis, which is the final aim of the developed pipeline. It appears convenient to remove the batch effect before performing any statistical analysis, which is in turn prone to errors especially if the sample groups are not split equally between batches. In this case group differences influence the batch effect reducing statistical power after the correction., the both effects are so called interdependent. The opposite could happen if the experimental design is heavily unbalanced leading to group differences induced by batch correction. </text:span></text:span></text:p>
      <text:p text:style-name="P1"><text:span text:style-name="Source_20_Text"><text:span text:style-name="T1">Finally it is recommended to include the batch factor should in the linear model as a co factor and statistically quantify it. \citep{Nygaard2016}</text:span></text:span></text:p>
      <text:p text:style-name="P1"><text:span text:style-name="Source_20_Text"><text:span text:style-name="T1">However it could be of interest to observe biological relevance of the factor of interest in the dimensionality reduction visualization, so a batch correction option was included to meet this need.</text:span></text:span></text:p>
      <text:p text:style-name="P1"><text:span text:style-name="Source_20_Text"><text:span text:style-name="T1">To address the non-biological experimental variations, also known as technical factors, the R package sva \citep{Leek2012} with the ComBat function \citep{Johnson2007} was used. </text:span></text:span></text:p>
      <text:p text:style-name="P1"><text:span text:style-name="Source_20_Text"><text:span text:style-name="T1">The expression of a gene $g$ for the batch $m_i$ and sample $j$ can be defined as <text:s/>$Y_{ijg} = a_{g} + X\beta_{g} + \gamma_{ig} + \delta_{ig}\epsilon_{ijg}$, where $\gamma$ and $\delta\epsilon$ represent the systematic error caused by the batch. </text:span></text:span></text:p>
      <text:p text:style-name="P1"><text:span text:style-name="Source_20_Text"><text:span text:style-name="T1">The Bayesian framework is employed to remove this systematic error by shrinking the effect and pooling information over the features $g$. Ideally the effects $a$ and $\beta$ remain as natural as they are and should reflect the true biological difference between experimental obtained samples or groups. Before applying batch correction, the data is standardized using Z-transformation. By the method of moments (= the mean and the variance) the two batch effect parameters $\gamma$ and $\delta\epsilon$ were estimated and can be subtracted from each value for the particular feature driving statistical moments at a comparable level between batches.</text:span></text:span></text:p>
      <text:p text:style-name="P1"><text:span text:style-name="Source_20_Text"><text:span text:style-name="T1">The ComBat function allows the user to specify a desired effect, which represents the actual biological variance to be preserved while removing non-biological variance. This is achieved by constructing a design matrix, which is provided as prior information about the dataset within the Bayesian framework. However, in cases of poor experimental design, the factors contributing to unwanted and desired variation may be confounded. In the worst case, if only one sample type per run is observed, it becomes challenging for the program to distinguish between batch-induced variance and biological variance. In such cases, the user is advised to adjust the experimental layout for future experiments. </text:span></text:span></text:p>
      <text:p text:style-name="P1"><text:span text:style-name="Source_20_Text"><text:span text:style-name="T1">The detection algorithm for confounding effects is facilitated by QR matrix decomposition. The matrix $A=QR$ is decomposed into an orthogonal matrix $Q$ and an upper triangular matrix $R$. </text:span></text:span></text:p>
      <text:p text:style-name="P1"><text:span text:style-name="Source_20_Text"><text:span text:style-name="T1">By comparing the rank of matrix $A$ with the number of biologically relevant factors, it is possible to determine the presence of confounding effects in the dataset. The rank is defined as the maximum number </text:span></text:span><text:soft-page-break/><text:span text:style-name="Source_20_Text"><text:span text:style-name="T1">of linearly independent columns. The same approach is used in the limma package \citep{Phipson2016} to identify non-solvable coefficients in experimental designs.</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text:span></text:span><text:soft-page-break/><text:span text:style-name="Source_20_Text"><text:span text:style-name="T1">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Validation of the methods applied to the dataset</text:span></text:span></text:p>
      <text:p text:style-name="P1"><text:span text:style-name="Source_20_Text"><text:span text:style-name="T1">In the context of the validation of methods applied to a dataset, the mutual information calculation is used to assess the impact of computations on the dataset and the information it carries. </text:span></text:span></text:p>
      <text:p text:style-name="P1"><text:span text:style-name="Source_20_Text"><text:span text:style-name="T1">Mutual information, denoted as $I(X;Y)$, is a measure of the dependence or information shared between two variables, $X$ and $Y$, in this case sample types. It is calculated using the equation $I(X;Y) = H(X,Y) - H(X|Y) - H(Y|X)$, where $H$ represents the entropy, $H(X|Y)$ and $H(Y|X)$ denote for the both conditional probabilities and $H(X,Y)$ for the joint entropy. </text:span></text:span></text:p>
      <text:p text:style-name="P1"><text:span text:style-name="Source_20_Text"><text:span text:style-name="T1">Entropy, as a concept in information theory, quantifies the level of disorder or uncertainty associated with a random event. Events that are highly likely to occur are considered less informative than events that are more unexpected or less likely. In a Venn diagram $I(X;Y)$ (the mutual information) corresponds to the intersection of the two conditional entropys $H(X|Y)$ and $H(Y|X)$. To calculate the mutual information between two variables $X$ and $Y$ we can alternatively express the above equation as $I(X;Y) = D_{KL} (P_{(X,Y)} || P_{X} \otimes P_{Y})$. $D_{KL}$ denotes for the Kullback-Leibler divergence which is a concept of relative entropy between two variables and tells us how much 2 probability distributions differ from each other and $P_{X} \otimes P_{Y}$ represents the product of the marginals. The underlying principle of divergence is the integral asymmetry in Bayesian inference, which means that divergence does not satisfy the triangle inequality, and differences are not the same depending on the starting point. By comparing the mutual information before performing any calculations with the mutual information calculated after the computations, it is possible to assess whether the applied methods have significantly altered the dependence or information content. The goal is to choose a method which preserves the information contributed by each biological sample type to the experiment.</text:span></text:span></text:p>
      <text:p text:style-name="P1"><text:span text:style-name="Source_20_Text"><text:span text:style-name="T1">The R package "infotheo" is utilized to perform the estimates for the entropy of the two variables. Mutual information is returned as natural unit of information (=nat), a measurement proportional to the to the Shannon entropy ($1nat = \frac{1}{ln2} shannons$). Before calculating the pairwise mutual information of the expression matrix, values were discretized into bins with the discretize function of above package.</text:span></text:span></text:p>
      <text:p text:style-name="P1"><text:span text:style-name="Source_20_Text"><text:span text:style-name="T1">The mutual information is calculated within each sample type, and it can also be calculated between a selection of sample types to determine if the computations performed affect the information content. After that all pairwise mutual information within the expression set before and after the pipeline is obtained. The pairwise differences can be observed as a boxplot for a particular sample type indicating the change in dependence within and also compared to another sample type. <text:s/></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 Differential expression</text:span></text:span></text:p>
      <text:p text:style-name="P1"><text:soft-page-break/><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1"><text:span text:style-name="Source_20_Text"><text:span text:style-name="T1">To test for differential expression, the analysis utilizes the "limma" package from R Bioconductor \citep{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 When observing multiple batches at once, as already explained in the chapter batch correction this effect needs to be taken into consideration when performing differential expression analysis. This is done by the multi factor option in the user interface by selecting the batch as a co factor and inclusion in the design matrix. The advantage of this procedure is, that we can quantify the biological relevance of working in multiple batches and avoid publishing false positive results.</text:span></text:span></text:p>
      <text:p text:style-name="P1"><text:span text:style-name="Source_20_Text"><text:span text:style-name="T1">The multi factor option uses an additive model as a design matrix, whereas continuous variables (such as size, weight etc.) can also be used to build the statistical model. </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mean expression of the gene. $\beta_1$ represents difference in mean of the treatment (or condition) on the discrete or continuous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or also ordinary least-square method. With the regression line the above mentioned equation can be constructed. </text:span></text:span></text:p>
      <text:p text:style-name="P1"><text:span text:style-name="Source_20_Text"><text:span text:style-name="T1"/></text:span></text:p>
      <text:p text:style-name="P1"><text:span text:style-name="Source_20_Text"><text:span text:style-name="T1">Next the statistical module of the program performs an empirical Bayes model utilizing the eBayes \citep{Smyth2004} function of the Limma package. The eBayes function utilizes a moderated t-statistics following t-distributed values. The advantage of this method over the posterior odds is the reduction of hyperparameters to estimate used for the modelling process, also called shrinkage. </text:span></text:span></text:p>
      <text:p text:style-name="P1"><text:span text:style-name="Source_20_Text"><text:span text:style-name="T1">In this context, the hyperparameters to estimate are the coefficient $\beta_{gj}$ for gene $g$ and sample $i$, as well as the variance $\sigma^2_g$ across genes $g$. In the Bayesian approach, probabilities are updated after obtaining new data, referred to as conditional probabilities. For estimation, it is assumed that $\frac{1}{\sigma^2_g} \sim \frac{1}{d_{0}s^2_{0}} \chi^2_{d_{0}}$, representing the prior information of the model.</text:span></text:span></text:p>
      <text:p text:style-name="P1"><text:soft-page-break/><text:span text:style-name="Source_20_Text"><text:span text:style-name="T1">The probability that $\beta_{gj} \neq 0$ is denoted as $p_j$, where $p_j$ represents the expected proportion of truly differentially expressed genes. The expected distribution of log-fold changes follows the distribution $\beta_{gj} | \sigma^2_g , \beta_{gj} \neq 0 \sim N(0, v_{0j}\sigma^2_g)$.</text:span></text:span></text:p>
      <text:p text:style-name="P1"><text:span text:style-name="Source_20_Text"><text:span text:style-name="T1">The posterior mean of $\sigma^2_g$ given $s^2_g$ is calculated as $s^{-2}_g = E(\sigma^2_g | s^2_g) = \frac{d{0}s^2_{0} + d_{g}s^2_{g}}{d_{0} + d_{g}}$. This is where the shrinkage occurs, as the posteriors affect the prior values based on their respective sizes and degrees of freedom.</text:span></text:span></text:p>
      <text:p text:style-name="P1"><text:span text:style-name="Source_20_Text"><text:span text:style-name="T1">The moderated t-statistic is defined as $\tilde{t}_{gj} = \frac{\hat{\beta}_{gj}}{\hat{s}_{g}\sqrt{v_{gj}}}$. Once the values of $\tilde{t}$ and $s^{2}$ are calculated, the posterior odds are computed, providing the odds that a particular gene is differentially expressed. The odds for gene $g$ being differentially expressed are denoted as $O_{gj} = \frac{p(\beta_{gj} \neq 0 | \tilde{t}_{gj}, s^2{g})}{p(\beta_{gj} = 0 | \tilde{t}_{gj}, s^2{g})}$, where the numerator represents the probability that the gene is differentially expressed, and the denominator represents the probability that the gene is not differentially expressed \citep{Smyth2004}.</text:span></text:span></text:p>
      <text:p text:style-name="P1"><text:span text:style-name="Source_20_Text"><text:span text:style-name="T1"/></text:span></text:p>
      <text:p text:style-name="P1"><text:span text:style-name="Source_20_Text"><text:span text:style-name="T1">Limma outputs a table with all proteins, their respective logfold change, p-values and adjusted p-values. The user can choose different methods for the correction of the p-values, which is necessary when testing the same hypothesis multiple times. A common method in omics studies is the false discovery rate (=fdr) by Benjamini Hochberg \citep{Benjamini1995}. By ranking all the p-values from smallest to largest the p-values are adjusted sequentially using the formula $p_(i) = \frac{r_i}{m} Q$. The rank in the p-value table is denoted as $r_i$ <text:s text:c="2"/>, $m$ reflects the total number of tests and $Q$ represents false discovery rate which is set to 5%. The second option to choose is the Benjamini &amp; Yekutieli (=BY) \citep{Benjamini2001}method, which is a further development of the fdr by the same statistician and has a wider range of application based on the dependencies for the test.</text:span></text:span></text:p>
      <text:p text:style-name="P1"><text:span text:style-name="Source_20_Text"><text:span text:style-name="T1">The third and most conservative option is the Holm method \citep{Holm1979} which controls the error sequentally in a family wise manner, which is considered as traditional in regards to the above mentioned experimental wise error rates. The above mentioned correction methods are ordered in the way from the most liberal to the most conservative one. The selection is supposed to give the user the possibility questioning results on multiple levels. </text:span></text:span></text:p>
      <text:p text:style-name="P1"><text:span text:style-name="Source_20_Text"><text:span text:style-name="T1"/></text:span></text:p>
      <text:p text:style-name="P1"><text:span text:style-name="Source_20_Text"><text:span text:style-name="T1">#### Protein set enrichment analysis</text:span></text:span></text:p>
      <text:p text:style-name="P1"><text:span text:style-name="Source_20_Text"><text:span text:style-name="T1">After differential expression the upcoming question could be, in which context the up or down regulated proteins are. Enriched proteins can be understood as an overabundance within a specific set. This set can be a pathway or a selection of common denominators in biological contexts, such as cell types or oncological factors. The statistical testing to identify the overabundant proteins of a specific set is similar to a $\chi^2$ test developed by Karl Pearson \citep{Pearson1900} or the exact Fisher test \citep{Sprent2011} for tables with 4 fields in small sample sizes. Within the list are all truly differentially expressed genes, an annotation is the identification of a protein in the desired biological context. </text:span></text:span></text:p>
      <text:p text:style-name="P1"><text:span text:style-name="Source_20_Text"><text:span text:style-name="T1">We expect that the values populate the fields in the table as follows:</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c|| c| c|| c|} </text:span></text:span></text:p>
      <text:p text:style-name="P1"><text:span text:style-name="Source_20_Text"><text:span text:style-name="T1"><text:s/>\hline</text:span></text:span></text:p>
      <text:p text:style-name="P1"><text:span text:style-name="Source_20_Text"><text:span text:style-name="T1"><text:s text:c="3"/>&amp; in list &amp; not in list &amp; totals \\ [0.5ex] </text:span></text:span></text:p>
      <text:p text:style-name="P1"><text:span text:style-name="Source_20_Text"><text:span text:style-name="T1"><text:s/>\hline\hline</text:span></text:span></text:p>
      <text:p text:style-name="P1"><text:span text:style-name="Source_20_Text"><text:span text:style-name="T1"><text:s/>with annotation &amp; (A+B)(A+C)/N <text:s/>&amp; (A+B)(B+D)/N &amp; A+B \\ </text:span></text:span></text:p>
      <text:p text:style-name="P1"><text:span text:style-name="Source_20_Text"><text:span text:style-name="T1"><text:s/>\hline</text:span></text:span></text:p>
      <text:p text:style-name="P1"><text:span text:style-name="Source_20_Text"><text:span text:style-name="T1"><text:s/>without annotation &amp; (C+D)(A+C)/N &amp; (C+D)(B+D)/N &amp; C+D \\</text:span></text:span></text:p>
      <text:p text:style-name="P1"><text:span text:style-name="Source_20_Text"><text:span text:style-name="T1"><text:s/>\hline</text:span></text:span></text:p>
      <text:p text:style-name="P1"><text:span text:style-name="Source_20_Text"><text:span text:style-name="T1"><text:s text:c="2"/>&amp; A+C &amp; B+D &amp; N \\</text:span></text:span></text:p>
      <text:p text:style-name="P1"><text:span text:style-name="Source_20_Text"><text:span text:style-name="T1"><text:s/>\hline</text:span></text:span></text:p>
      <text:p text:style-name="P1"><text:span text:style-name="Source_20_Text"><text:span text:style-name="T1">\end{tabular}</text:span></text:span></text:p>
      <text:p text:style-name="P1"><text:span text:style-name="Source_20_Text"><text:span text:style-name="T1">\end{center} </text:span></text:span></text:p>
      <text:p text:style-name="P1"><text:span text:style-name="Source_20_Text"><text:span text:style-name="T1"/></text:span></text:p>
      <text:p text:style-name="P1"><text:span text:style-name="Source_20_Text"><text:span text:style-name="T1">Under the null hypothesis $H_{0}$ states that the distribution and population of the table is random and there is no clear tendency with significant evidence. Against that the alternative hypothesis $H_{A}$ says that there is an underlying tendency the table is populated. </text:span></text:span></text:p>
      <text:p text:style-name="P1"><text:soft-page-break/><text:span text:style-name="Source_20_Text"><text:span text:style-name="T1">This leads to our test statistics, the observed values (=$O$) in the table are significantly different to the expected (=$E=\frac{(A+B \lor C+D)}{N}$ ones. One approach is approximating $\chi^2= \sum_{i=1}^{n} \frac{(O_i - E_i)^2}{E_i}$ and deriving the p-value by the area under the density curve of the $\chi^2$ distribution $Q = \sum_{i=1}^{k} Z_{i}^{2}$. In the distribution $k$ is defined by the degrees of freedom (=df), what can be obtained by $k=(columns-1)*(rows-1)=df$ of our table. Another approach to obtain an exact p-value would be Fisher`s exact test, which states that the margins are distributed according to the hypergeometric distributions. The test statistic leads directly to the p-value with no need for approximation: </text:span></text:span></text:p>
      <text:p text:style-name="P1"><text:span text:style-name="Source_20_Text"><text:span text:style-name="T1">$p=1-\sum_{i=0}^{A-1}\frac{\binom{B}{i}\binom{D-B}{A+C-i}}{\binom{D}{A+C}}$</text:span></text:span></text:p>
      <text:p text:style-name="P2"><text:span text:style-name="Source_20_Text"><text:span text:style-name="T1">Here D denotes either for the background distribution which can be the total number of proteins obtained in our experiment, all proteins with annotation </text:span></text:span><text:span text:style-name="Source_20_Text"><text:span text:style-name="T2">or a custom selected background. These </text:span></text:span><text:span text:style-name="Source_20_Text"><text:span text:style-name="T3">three</text:span></text:span><text:span text:style-name="Source_20_Text"><text:span text:style-name="T2"> options are implemented</text:span></text:span><text:span text:style-name="Source_20_Text"><text:span text:style-name="T1"> </text:span></text:span><text:span text:style-name="Source_20_Text"><text:span text:style-name="T2">i</text:span></text:span><text:span text:style-name="Source_20_Text"><text:span text:style-name="T1">n the user interface.</text:span></text:span></text:p>
      <text:p text:style-name="P3"><text:span text:style-name="Source_20_Text"><text:span text:style-name="T3">After obtaining the p-values for each protein set, the subsequent critical step involves the correction for multiple testing, considering the inherent risk of false positive results. Multiple testing correction methods adjust the significance thresholds to account for the increased probability of detecting false positives when performing multiple statistical tests. In this protein set enrichment analysis, the user is provided with a selection of established correction methods, akin to those commonly utilized in the field of differential expression analysis, ensuring robust and reliable interpretation of the results.</text:span></text:span></text:p>
      <text:p text:style-name="P2"><text:span text:style-name="Source_20_Text"><text:span text:style-name="T1"/></text:span></text:p>
      <text:p text:style-name="P1"><text:span text:style-name="Source_20_Text"><text:span text:style-name="T1">##### Pathway based protein enrichment analysis</text:span></text:span></text:p>
      <text:p text:style-name="P3"><text:span text:style-name="Source_20_Text"><text:span text:style-name="T5">The pathway-based protein enrichment analysis is performed using the R Bioconductor package clusterProfiler \citep{Wu2021}. The analysis utilizes the “Kyoto Encyclopedia of Genes and Genomes” (KEGG) database, which is accessed through a function that maps the UniProt IDs to corresponding pathways. Subsequently, the Fisher's exact test is applied to identify significantly enriched pathways. To focus on truly differentially expressed proteins, users have the flexibility to specify p-value and fold change cutoffs. Furthermore, the method for p-value correction can be selected based on user preference. Once the enriched protein pathways are determined, they can be visually represented using bar or dotplots, providing a clear and intuitive representation of the data.</text:span></text:span></text:p>
      <text:p text:style-name="P1"><text:span text:style-name="Source_20_Text"><text:span text:style-name="T1"/></text:span></text:p>
      <text:p text:style-name="P1"><text:span text:style-name="Source_20_Text"><text:span text:style-name="T1">##### Ontology based protein enrichment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6-01T14:23:59.981576598</dc:date>
    <meta:editing-duration>P1DT5H7M41S</meta:editing-duration>
    <meta:editing-cycles>34</meta:editing-cycles>
    <meta:document-statistic meta:table-count="0" meta:image-count="0" meta:object-count="0" meta:page-count="21" meta:paragraph-count="548" meta:word-count="8686" meta:character-count="65096" meta:non-whitespace-character-count="53064"/>
  </office:meta>
</office:document-meta>
</file>